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58c" officeooo:paragraph-rsid="001e858c"/>
    </style:style>
    <style:style style:name="P2" style:family="paragraph" style:parent-style-name="Standard">
      <style:text-properties style:text-underline-style="none" officeooo:rsid="001e858c" officeooo:paragraph-rsid="001e85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1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17:57:30.923316033</meta:creation-date>
    <meta:generator>LibreOffice/6.4.7.2$Linux_X86_64 LibreOffice_project/40$Build-2</meta:generator>
    <dc:date>2022-08-24T17:57:59.868600339</dc:date>
    <meta:editing-duration>PT29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</office:meta>
</office:document-meta>
</file>